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49cm"/>
    </style:style>
    <style:style style:name="co2" style:family="table-column">
      <style:table-column-properties fo:break-before="auto" style:column-width="3.704cm"/>
    </style:style>
    <style:style style:name="co3" style:family="table-column">
      <style:table-column-properties fo:break-before="auto" style:column-width="3.731cm"/>
    </style:style>
    <style:style style:name="co4" style:family="table-column">
      <style:table-column-properties fo:break-before="auto" style:column-width="4.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6.006cm" svg:height="9.005cm" svg:x="0.816cm" svg:y="10.013cm">
            <draw:object draw:notify-on-update-of-ranges="Feuille1.C2:Feuille1.C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3.866cm" svg:height="7.799cm" svg:x="16.906cm" svg:y="6.508cm">
            <draw:object draw:notify-on-update-of-ranges="Feuille1.E9:Feuille1.E9 Feuille1.E10:Feuille1.E10 Feuille1.F9:Feuille1.F9 Feuille1.F10:Feuille1.F10 Feuille1.G9:Feuille1.G9 Feuille1.G10:Feuille1.G10 Feuille1.H9:Feuille1.H9 Feuille1.H10:Feuille1.H10 Feuille1.I9:Feuille1.I9 Feuille1.I10:Feuille1.I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tps assemblage</text:p>
          </table:table-cell>
          <table:table-cell office:value-type="string" calcext:value-type="string">
            <text:p>Nb opératrices</text:p>
          </table:table-cell>
          <table:table-cell office:value-type="string" calcext:value-type="string">
            <text:p>Frequence cumulée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ecart type</text:p>
          </table:table-cell>
          <table:table-cell table:number-columns-repeated="4"/>
        </table:table-row>
        <table:table-row table:style-name="ro1">
          <table:table-cell office:value-type="float" office:value="107.5" calcext:value-type="float">
            <text:p>107,5</text:p>
          </table:table-cell>
          <table:table-cell office:value-type="float" office:value="2" calcext:value-type="float">
            <text:p>2</text:p>
          </table:table-cell>
          <table:table-cell table:formula="of:=[.B2]/[.B8]%" office:value-type="float" office:value="5" calcext:value-type="float">
            <text:p>5</text:p>
          </table:table-cell>
          <table:table-cell table:formula="of:=AVERAGE([.A2];[.A2];[.A3];[.A3];[.A3];[.A3];[.A3];[.A3];[.A4];[.A4];[.A4];[.A4];[.A4];[.A4];[.A4];[.A4];[.A4];[.A4];[.A4];[.A4];[.A5];[.A5];[.A5];[.A5];[.A5];[.A5];[.A5];[.A5];[.A5];[.A5];[.A5];[.A5];[.A5];[.A5];[.A6];[.A6];[.A6];[.A6];[.A6];[.A6])" office:value-type="float" office:value="119.5" calcext:value-type="float">
            <text:p>119,5</text:p>
          </table:table-cell>
          <table:table-cell table:formula="of:=SQRT([.A21]/[.B8]-[.D2]*[.D2])" office:value-type="float" office:value="5.33853912601566" calcext:value-type="float">
            <text:p>5,33853912601566</text:p>
          </table:table-cell>
          <table:table-cell table:number-columns-repeated="4"/>
        </table:table-row>
        <table:table-row table:style-name="ro1">
          <table:table-cell office:value-type="float" office:value="112.5" calcext:value-type="float">
            <text:p>112,5</text:p>
          </table:table-cell>
          <table:table-cell office:value-type="float" office:value="6" calcext:value-type="float">
            <text:p>6</text:p>
          </table:table-cell>
          <table:table-cell table:formula="of:=[.C2]+[.B3]/[.B8]%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117.5" calcext:value-type="float">
            <text:p>117,5</text:p>
          </table:table-cell>
          <table:table-cell office:value-type="float" office:value="12" calcext:value-type="float">
            <text:p>12</text:p>
          </table:table-cell>
          <table:table-cell table:formula="of:=[.C3]+[.B4]/[.B8]%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float" office:value="122.5" calcext:value-type="float">
            <text:p>122,5</text:p>
          </table:table-cell>
          <table:table-cell office:value-type="float" office:value="14" calcext:value-type="float">
            <text:p>14</text:p>
          </table:table-cell>
          <table:table-cell table:formula="of:=[.C4]+[.B5]/[.B8]%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office:value-type="float" office:value="127.5" calcext:value-type="float">
            <text:p>127,5</text:p>
          </table:table-cell>
          <table:table-cell office:value-type="float" office:value="6" calcext:value-type="float">
            <text:p>6</text:p>
          </table:table-cell>
          <table:table-cell table:formula="of:=[.C5]+[.B6]/[.B8]%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formula="of:=SUM([.B2:.B6])"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Q1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aximale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Mediane</text:p>
          </table:table-cell>
        </table:table-row>
        <table:table-row table:style-name="ro1">
          <table:table-cell table:number-columns-repeated="4"/>
          <table:table-cell office:value-type="float" office:value="117.5" calcext:value-type="float">
            <text:p>117,5</text:p>
          </table:table-cell>
          <table:table-cell office:value-type="float" office:value="107.5" calcext:value-type="float">
            <text:p>107,5</text:p>
          </table:table-cell>
          <table:table-cell office:value-type="float" office:value="127.5" calcext:value-type="float">
            <text:p>127,5</text:p>
          </table:table-cell>
          <table:table-cell office:value-type="float" office:value="122.5" calcext:value-type="float">
            <text:p>122,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8"/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8"/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8"/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formula="of:=[.B2]*([.A2]*[.A2])" office:value-type="float" office:value="23112.5" calcext:value-type="float">
            <text:p>23112,5</text:p>
          </table:table-cell>
          <table:table-cell table:number-columns-repeated="8"/>
        </table:table-row>
        <table:table-row table:style-name="ro1">
          <table:table-cell table:formula="of:=[.B3]*([.A3]*[.A3])" office:value-type="float" office:value="75937.5" calcext:value-type="float">
            <text:p>75937,5</text:p>
          </table:table-cell>
          <table:table-cell table:number-columns-repeated="8"/>
        </table:table-row>
        <table:table-row table:style-name="ro1">
          <table:table-cell table:formula="of:=[.B4]*([.A4]*[.A4])" office:value-type="float" office:value="165675" calcext:value-type="float">
            <text:p>165675</text:p>
          </table:table-cell>
          <table:table-cell table:number-columns-repeated="8"/>
        </table:table-row>
        <table:table-row table:style-name="ro1">
          <table:table-cell table:formula="of:=[.B5]*([.A5]*[.A5])" office:value-type="float" office:value="210087.5" calcext:value-type="float">
            <text:p>210087,5</text:p>
          </table:table-cell>
          <table:table-cell table:number-columns-repeated="8"/>
        </table:table-row>
        <table:table-row table:style-name="ro1">
          <table:table-cell table:formula="of:=[.B6]*([.A6]*[.A6])" office:value-type="float" office:value="97537.5" calcext:value-type="float">
            <text:p>97537,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mme2</text:p>
          </table:table-cell>
          <table:table-cell table:number-columns-repeated="8"/>
        </table:table-row>
        <table:table-row table:style-name="ro1">
          <table:table-cell table:formula="of:=SUM([.A15:.A19])" office:value-type="float" office:value="572350" calcext:value-type="float">
            <text:p>57235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5">00/00/0000</text:date>, <text:time style:data-style-name="N2" text:time-value="14:10:12.75490587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5T12:08:34.871677882</meta:creation-date>
    <dc:date>2024-11-15T14:21:31.712537507</dc:date>
    <meta:editing-duration>PT22M20S</meta:editing-duration>
    <meta:editing-cycles>3</meta:editing-cycles>
    <meta:generator>LibreOffice/24.2.5.2$Linux_X86_64 LibreOffice_project/420$Build-2</meta:generator>
    <meta:document-statistic meta:table-count="1" meta:cell-count="43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7cm" svg:height="9.006cm" xlink:href=".." xlink:type="simple" chart:class="chart:line" chart:style-name="ch1">
        <chart:legend chart:legend-position="end" svg:x="13.049cm" svg:y="4.204cm" style:legend-expansion="high" chart:style-name="ch2"/>
        <chart:plot-area chart:style-name="ch3" table:cell-range-address="Feuille1.C2:Feuille1.C6" svg:x="0.32cm" svg:y="0.18cm" svg:width="12.409cm" svg:height="8.646cm">
          <chart:coordinate-region svg:x="1.127cm" svg:y="0.379cm" svg:width="11.508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C2:Feuille1.C6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Feuille1.C2:Feuille1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japanese-candle-stick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fill-color="#ffffff"/>
    </style:style>
    <style:style style:name="ch8" style:family="chart">
      <style:graphic-properties svg:stroke-color="#b3b3b3" draw:fill-color="#000000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867cm" svg:height="7.8cm" xlink:href=".." xlink:type="simple" chart:class="chart:stock" chart:style-name="ch1">
        <chart:legend chart:legend-position="end" svg:x="12.073cm" svg:y="3.352cm" style:legend-expansion="high" chart:style-name="ch2"/>
        <chart:plot-area chart:style-name="ch3" table:cell-range-address="Feuille1.E9:Feuille1.I10" chart:data-source-has-labels="row" svg:x="0.277cm" svg:y="0.156cm" svg:width="11.519cm" svg:height="7.488cm">
          <chart:coordinate-region svg:x="1.084cm" svg:y="0.355cm" svg:width="10.712cm" svg:height="7.0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values-cell-range-address="Feuille1.E10:Feuille1.E10" chart:label-cell-address="Feuille1.E9:Feuille1.E9" chart:attached-axis="primary-y">
            <chart:data-point/>
          </chart:series>
          <chart:series chart:values-cell-range-address="Feuille1.F10:Feuille1.F10" chart:label-cell-address="Feuille1.F9:Feuille1.F9" chart:attached-axis="primary-y">
            <chart:data-point/>
          </chart:series>
          <chart:series chart:values-cell-range-address="Feuille1.G10:Feuille1.G10" chart:label-cell-address="Feuille1.G9:Feuille1.G9" chart:attached-axis="primary-y">
            <chart:data-point/>
          </chart:series>
          <chart:series chart:values-cell-range-address="Feuille1.H10:Feuille1.H10" chart:label-cell-address="Feuille1.H9:Feuille1.H9" chart:attached-axis="primary-y">
            <chart:data-point/>
          </chart:series>
          <chart:series chart:attached-axis="primary-y">
            <chart:data-point/>
          </chart:series>
          <chart:series chart:values-cell-range-address="Feuille1.I10:Feuille1.I10" chart:label-cell-address="Feuille1.I9:Feuille1.I9" chart:attached-axis="primary-y">
            <chart:data-point/>
          </chart:series>
          <chart:series chart:attached-axis="primary-y">
            <chart:data-point/>
          </chart:series>
          <chart:series chart:attached-axis="primary-y">
            <chart:data-point/>
          </chart:series>
          <chart:stock-gain-marker chart:style-name="ch7"/>
          <chart:stock-loss-marker chart:style-name="ch8"/>
          <chart:stock-range-line chart:style-name="ch9"/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1</text:p>
                <draw:g>
                  <svg:desc>Feuille1.E9:Feuille1.E9</svg:desc>
                </draw:g>
              </table:table-cell>
              <table:table-cell office:value-type="string">
                <text:p>Minimum</text:p>
                <draw:g>
                  <svg:desc>Feuille1.F9:Feuille1.F9</svg:desc>
                </draw:g>
              </table:table-cell>
              <table:table-cell office:value-type="string">
                <text:p>Maximale</text:p>
                <draw:g>
                  <svg:desc>Feuille1.G9:Feuille1.G9</svg:desc>
                </draw:g>
              </table:table-cell>
              <table:table-cell office:value-type="string">
                <text:p>Q3</text:p>
                <draw:g>
                  <svg:desc>Feuille1.H9:Feuille1.H9</svg:desc>
                </draw:g>
              </table:table-cell>
              <table:table-cell office:value-type="string">
                <text:p>Mediane</text:p>
                <draw:g>
                  <svg:desc>Feuille1.I9:Feuille1.I9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17.5">
                <text:p>117.5</text:p>
                <draw:g>
                  <svg:desc>Feuille1.E10:Feuille1.E10</svg:desc>
                </draw:g>
              </table:table-cell>
              <table:table-cell office:value-type="float" office:value="107.5">
                <text:p>107.5</text:p>
                <draw:g>
                  <svg:desc>Feuille1.F10:Feuille1.F10</svg:desc>
                </draw:g>
              </table:table-cell>
              <table:table-cell office:value-type="float" office:value="127.5">
                <text:p>127.5</text:p>
                <draw:g>
                  <svg:desc>Feuille1.G10:Feuille1.G10</svg:desc>
                </draw:g>
              </table:table-cell>
              <table:table-cell office:value-type="float" office:value="122.5">
                <text:p>122.5</text:p>
                <draw:g>
                  <svg:desc>Feuille1.H10:Feuille1.H10</svg:desc>
                </draw:g>
              </table:table-cell>
              <table:table-cell office:value-type="float" office:value="120">
                <text:p>120</text:p>
                <draw:g>
                  <svg:desc>Feuille1.I10:Feuille1.I10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